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ECNOLOGIA E INVERCIONES AGROPECUARIAS S.A.C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DINA ALCANTARA, SAUL ISMA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3829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ANDOVAL IBERICO FELIX ARTUR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161954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7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10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7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2/09/2021</text:p>
          </table:table-cell>
          <table:table-cell table:style-name="Tabla2.A2" office:value-type="string">
            <text:p text:style-name="P9">5649676</text:p>
          </table:table-cell>
          <table:table-cell table:style-name="Tabla2.A2" office:value-type="string">
            <text:p text:style-name="P9">37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GALLINA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8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22:53:3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